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b7e" officeooo:paragraph-rsid="0018eb7e"/>
    </style:style>
    <style:style style:name="P2" style:family="paragraph" style:parent-style-name="Standard">
      <style:text-properties fo:font-weight="bold" officeooo:rsid="0018eb7e" officeooo:paragraph-rsid="0018eb7e" style:font-weight-asian="bold" style:font-weight-complex="bold"/>
    </style:style>
    <style:style style:name="P3" style:family="paragraph" style:parent-style-name="Standard">
      <style:text-properties fo:font-weight="bold" officeooo:rsid="00194a09" officeooo:paragraph-rsid="00194a09" style:font-weight-asian="bold" style:font-weight-complex="bold"/>
    </style:style>
    <style:style style:name="P4" style:family="paragraph" style:parent-style-name="Standard">
      <style:text-properties fo:font-weight="bold" officeooo:rsid="001c8d2b" officeooo:paragraph-rsid="001c8d2b" style:font-weight-asian="bold" style:font-weight-complex="bold"/>
    </style:style>
    <style:style style:name="P5" style:family="paragraph" style:parent-style-name="Standard">
      <style:text-properties fo:font-weight="bold" officeooo:rsid="001d2a47" officeooo:paragraph-rsid="001d2a47" style:font-weight-asian="bold" style:font-weight-complex="bold"/>
    </style:style>
    <style:style style:name="P6" style:family="paragraph" style:parent-style-name="Standard">
      <style:text-properties fo:font-weight="bold" officeooo:rsid="0021a04b" officeooo:paragraph-rsid="0021a04b" style:font-weight-asian="bold" style:font-weight-complex="bold"/>
    </style:style>
    <style:style style:name="P7" style:family="paragraph" style:parent-style-name="Standard">
      <style:text-properties fo:font-weight="bold" officeooo:rsid="0023e1b5" officeooo:paragraph-rsid="0023e1b5" style:font-weight-asian="bold" style:font-weight-complex="bold"/>
    </style:style>
    <style:style style:name="P8" style:family="paragraph" style:parent-style-name="Standard">
      <style:text-properties fo:font-weight="bold" officeooo:rsid="00258289" officeooo:paragraph-rsid="00258289" style:font-weight-asian="bold" style:font-weight-complex="bold"/>
    </style:style>
    <style:style style:name="P9" style:family="paragraph" style:parent-style-name="Standard">
      <style:text-properties fo:font-weight="bold" officeooo:rsid="002a2ca1" officeooo:paragraph-rsid="002a2ca1" style:font-weight-asian="bold" style:font-weight-complex="bold"/>
    </style:style>
    <style:style style:name="P10" style:family="paragraph" style:parent-style-name="Standard">
      <style:text-properties fo:font-weight="bold" officeooo:rsid="002ad2a6" officeooo:paragraph-rsid="002ad2a6" style:font-weight-asian="bold" style:font-weight-complex="bold"/>
    </style:style>
    <style:style style:name="P11" style:family="paragraph" style:parent-style-name="Standard">
      <style:text-properties fo:font-weight="bold" officeooo:rsid="002bc7b3" officeooo:paragraph-rsid="002bc7b3" style:font-weight-asian="bold" style:font-weight-complex="bold"/>
    </style:style>
    <style:style style:name="P12" style:family="paragraph" style:parent-style-name="Standard">
      <style:text-properties fo:font-weight="normal" officeooo:rsid="0018eb7e" officeooo:paragraph-rsid="0018eb7e" style:font-weight-asian="normal" style:font-weight-complex="normal"/>
    </style:style>
    <style:style style:name="P13" style:family="paragraph" style:parent-style-name="Standard">
      <style:text-properties fo:font-weight="normal" officeooo:rsid="0018eb7e" officeooo:paragraph-rsid="001c8d2b" style:font-weight-asian="normal" style:font-weight-complex="normal"/>
    </style:style>
    <style:style style:name="P14" style:family="paragraph" style:parent-style-name="Standard">
      <style:text-properties fo:font-weight="normal" officeooo:rsid="00194a09" officeooo:paragraph-rsid="00194a09" style:font-weight-asian="normal" style:font-weight-complex="normal"/>
    </style:style>
    <style:style style:name="P15" style:family="paragraph" style:parent-style-name="Standard">
      <style:text-properties fo:font-weight="normal" officeooo:rsid="001c8d2b" officeooo:paragraph-rsid="001c8d2b" style:font-weight-asian="normal" style:font-weight-complex="normal"/>
    </style:style>
    <style:style style:name="P16" style:family="paragraph" style:parent-style-name="Standard">
      <style:text-properties fo:font-weight="normal" officeooo:rsid="001d2a47" officeooo:paragraph-rsid="001d2a47" style:font-weight-asian="normal" style:font-weight-complex="normal"/>
    </style:style>
    <style:style style:name="P17" style:family="paragraph" style:parent-style-name="Standard">
      <style:text-properties fo:font-weight="normal" officeooo:rsid="001d2a47" officeooo:paragraph-rsid="002d8917" style:font-weight-asian="normal" style:font-weight-complex="normal"/>
    </style:style>
    <style:style style:name="P18" style:family="paragraph" style:parent-style-name="Standard">
      <style:text-properties fo:font-weight="normal" officeooo:rsid="001ef324" officeooo:paragraph-rsid="001ef324" style:font-weight-asian="normal" style:font-weight-complex="normal"/>
    </style:style>
    <style:style style:name="P19" style:family="paragraph" style:parent-style-name="Standard">
      <style:text-properties fo:font-weight="normal" officeooo:rsid="0021a04b" officeooo:paragraph-rsid="0021a04b" style:font-weight-asian="normal" style:font-weight-complex="normal"/>
    </style:style>
    <style:style style:name="P20" style:family="paragraph" style:parent-style-name="Standard">
      <style:text-properties fo:font-weight="normal" officeooo:rsid="0028fa3e" officeooo:paragraph-rsid="0028fa3e" style:font-weight-asian="normal" style:font-weight-complex="normal"/>
    </style:style>
    <style:style style:name="P21" style:family="paragraph" style:parent-style-name="Standard">
      <style:text-properties fo:font-weight="normal" officeooo:rsid="002a2ca1" officeooo:paragraph-rsid="002a2ca1" style:font-weight-asian="normal" style:font-weight-complex="normal"/>
    </style:style>
    <style:style style:name="P22" style:family="paragraph" style:parent-style-name="Standard">
      <style:text-properties fo:font-weight="normal" officeooo:rsid="002ad2a6" officeooo:paragraph-rsid="002ad2a6" style:font-weight-asian="normal" style:font-weight-complex="normal"/>
    </style:style>
    <style:style style:name="P23" style:family="paragraph" style:parent-style-name="Standard">
      <style:text-properties fo:font-weight="normal" officeooo:rsid="002bc7b3" officeooo:paragraph-rsid="002bc7b3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5" style:family="paragraph" style:parent-style-name="Standard">
      <style:text-properties fo:color="#000000" style:font-name="Droid Sans Mono" fo:font-size="10.5pt" fo:font-weight="normal" officeooo:rsid="0021a04b" officeooo:paragraph-rsid="0021a04b" fo:background-color="#ffffff" style:font-weight-asian="bold" style:font-weight-complex="bold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1a04b" fo:background-color="#ffffff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28036" officeooo:paragraph-rsid="00228036" fo:background-color="#ffffff"/>
    </style:style>
    <style:style style:name="P28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29" style:family="paragraph" style:parent-style-name="Standard">
      <style:paragraph-properties style:line-height-at-least="0.503cm"/>
      <style:text-properties fo:color="#0000ff" style:font-name="Droid Sans Mono" fo:font-size="10.5pt" fo:font-weight="normal" officeooo:rsid="0021a04b" fo:background-color="#ffffff"/>
    </style:style>
    <style:style style:name="P30" style:family="paragraph" style:parent-style-name="Standard">
      <style:paragraph-properties style:line-height-at-least="0.503cm"/>
      <style:text-properties fo:color="#0000ff" style:font-name="Droid Sans Mono" fo:font-size="10.5pt" fo:font-weight="normal" officeooo:rsid="00228036" officeooo:paragraph-rsid="00228036" fo:background-color="#ffffff"/>
    </style:style>
    <style:style style:name="P31" style:family="paragraph" style:parent-style-name="Standard">
      <style:paragraph-properties style:line-height-at-least="0.503cm"/>
      <style:text-properties fo:color="#0000ff" style:font-name="Droid Sans Mono" fo:font-size="10.5pt" fo:font-weight="bold" officeooo:rsid="00228036" officeooo:paragraph-rsid="00228036" fo:background-color="#ffffff" style:font-weight-asian="bold" style:font-weight-complex="bold"/>
    </style:style>
    <style:style style:name="P32" style:family="paragraph" style:parent-style-name="Standard">
      <style:paragraph-properties style:line-height-at-least="0.503cm"/>
      <style:text-properties fo:color="#a31515" style:font-name="Droid Sans Mono" fo:font-size="10.5pt" fo:font-weight="normal" officeooo:rsid="0021a04b" fo:background-color="#ffffff"/>
    </style:style>
    <style:style style:name="P33" style:family="paragraph" style:parent-style-name="Standard">
      <style:paragraph-properties style:line-height-at-least="0.503cm"/>
      <style:text-properties officeooo:rsid="0021a04b"/>
    </style:style>
    <style:style style:name="P34" style:family="paragraph" style:parent-style-name="Standard">
      <style:text-properties fo:color="#d4d4d4" style:font-name="Droid Sans Mono" fo:font-size="10.5pt" fo:font-weight="normal" officeooo:rsid="0028fa3e" officeooo:paragraph-rsid="0028fa3e" fo:background-color="#1e1e1e" style:font-weight-asian="normal" style:font-weight-complex="normal"/>
    </style:style>
    <style:style style:name="P35" style:family="paragraph" style:parent-style-name="Standard">
      <style:text-properties fo:color="#d4d4d4" style:font-name="Droid Sans Mono" fo:font-size="10.5pt" fo:font-weight="normal" officeooo:rsid="0028fa3e" officeooo:paragraph-rsid="0028fa3e" fo:background-color="#1e1e1e" style:font-weight-asian="normal" style:font-weight-complex="normal"/>
    </style:style>
    <style:style style:name="P36" style:family="paragraph" style:parent-style-name="Standard">
      <style:text-properties fo:font-weight="normal" officeooo:rsid="002bc7b3" officeooo:paragraph-rsid="002bc7b3" style:font-weight-asian="normal" style:font-weight-complex="normal"/>
    </style:style>
    <style:style style:name="P37" style:family="paragraph" style:parent-style-name="Standard">
      <style:text-properties fo:font-weight="normal" officeooo:rsid="0037185b" officeooo:paragraph-rsid="0037185b" style:font-weight-asian="normal" style:font-weight-complex="normal"/>
    </style:style>
    <style:style style:name="P38" style:family="paragraph" style:parent-style-name="Standard">
      <style:text-properties fo:font-weight="bold" officeooo:rsid="002fb10a" officeooo:paragraph-rsid="002fb10a" style:font-weight-asian="bold" style:font-weight-complex="bold"/>
    </style:style>
    <style:style style:name="P39" style:family="paragraph" style:parent-style-name="Standard">
      <style:text-properties fo:font-weight="bold" officeooo:rsid="0032f624" officeooo:paragraph-rsid="0032f624" style:font-weight-asian="bold" style:font-weight-complex="bold"/>
    </style:style>
    <style:style style:name="P40" style:family="paragraph" style:parent-style-name="Standard">
      <style:text-properties fo:font-weight="bold" officeooo:rsid="0037185b" officeooo:paragraph-rsid="0037185b" style:font-weight-asian="bold" style:font-weight-complex="bold"/>
    </style:style>
    <style:style style:name="P4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42" style:family="paragraph" style:parent-style-name="Standard">
      <style:text-properties fo:color="#000000" style:font-name="Droid Sans Mono" fo:font-size="10.5pt" fo:font-weight="normal" officeooo:rsid="0037185b" officeooo:paragraph-rsid="0037185b" fo:background-color="#fffffe" style:font-weight-asian="bold" style:font-weight-complex="bold"/>
    </style:style>
    <style:style style:name="P43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e"/>
    </style:style>
    <style:style style:name="P44" style:family="paragraph" style:parent-style-name="Standard">
      <style:text-properties fo:color="#008000" style:font-name="Droid Sans Mono" fo:font-size="10.5pt" fo:font-weight="normal" officeooo:rsid="002fb10a" officeooo:paragraph-rsid="002fb10a" fo:background-color="#fffffe" style:font-weight-asian="bold" style:font-weight-complex="bold"/>
    </style:style>
    <style:style style:name="P45" style:family="paragraph" style:parent-style-name="Standard">
      <style:text-properties fo:color="#008000" style:font-name="Droid Sans Mono" fo:font-size="10.5pt" fo:font-weight="normal" officeooo:paragraph-rsid="0032f624" fo:background-color="#fffffe"/>
    </style:style>
    <style:style style:name="P46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e"/>
    </style:style>
    <style:style style:name="P47" style:family="paragraph" style:parent-style-name="Standard">
      <style:paragraph-properties style:line-height-at-least="0.503cm"/>
      <style:text-properties fo:color="#a31515" style:font-name="Droid Sans Mono" fo:font-size="10.5pt" fo:font-weight="normal" fo:background-color="#fffffe"/>
    </style:style>
    <style:style style:name="P48" style:family="paragraph" style:parent-style-name="Standard">
      <style:paragraph-properties style:line-height-at-least="0.503cm"/>
    </style:style>
    <style:style style:name="T1" style:family="text">
      <style:text-properties officeooo:rsid="0021915a"/>
    </style:style>
    <style:style style:name="T2" style:family="text">
      <style:text-properties fo:color="#0000ff"/>
    </style:style>
    <style:style style:name="T3" style:family="text">
      <style:text-properties fo:color="#0000ff" style:font-name="Droid Sans Mono" fo:font-size="10.5pt" fo:font-weight="normal" fo:background-color="#ffffff" loext:char-shading-value="0"/>
    </style:style>
    <style:style style:name="T4" style:family="text">
      <style:text-properties fo:color="#000000" style:font-name="Droid Sans Mono" fo:font-size="10.5pt" fo:font-weight="normal" fo:background-color="#ffffff" loext:char-shading-value="0"/>
    </style:style>
    <style:style style:name="T5" style:family="text">
      <style:text-properties officeooo:rsid="00228036"/>
    </style:style>
    <style:style style:name="T6" style:family="text">
      <style:text-properties fo:color="#09885a"/>
    </style:style>
    <style:style style:name="T7" style:family="text">
      <style:text-properties fo:color="#dcdcdc"/>
    </style:style>
    <style:style style:name="T8" style:family="text">
      <style:text-properties fo:color="#b5cea8"/>
    </style:style>
    <style:style style:name="T9" style:family="text">
      <style:text-properties officeooo:rsid="00258289"/>
    </style:style>
    <style:style style:name="T10" style:family="text">
      <style:text-properties officeooo:rsid="002d8917"/>
    </style:style>
    <style:style style:name="T11" style:family="text">
      <style:text-properties fo:color="#a31515"/>
    </style:style>
    <style:style style:name="T12" style:family="text">
      <style:text-properties fo:color="#008000"/>
    </style:style>
    <style:style style:name="T13" style:family="text">
      <style:text-properties officeooo:rsid="003578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by recipes</text:p>
      <text:p text:style-name="P1"/>
      <text:p text:style-name="P3">For Loops</text:p>
      <text:p text:style-name="P3"/>
      <text:p text:style-name="P14">for i in 1..x do</text:p>
      <text:p text:style-name="P14"><text:s text:c="2"/>puts i</text:p>
      <text:p text:style-name="P14">end</text:p>
      <text:p text:style-name="P14"/>
      <text:p text:style-name="P14">.. <text:span text:style-name="T1">includes last </text:span></text:p>
      <text:p text:style-name="P14">... <text:span text:style-name="T1">does not include last </text:span></text:p>
      <text:p text:style-name="P14"/>
      <text:p text:style-name="P14">x = [1, 2, 3, 4, 5]</text:p>
      <text:p text:style-name="P14">for i in x do</text:p>
      <text:p text:style-name="P14"><text:s text:c="2"/>puts i</text:p>
      <text:p text:style-name="P14">end</text:p>
      <text:p text:style-name="P14"/>
      <text:p text:style-name="P17"># Iterating over hashes</text:p>
      <text:p text:style-name="P17"><text:span text:style-name="T10">x</text:span>.each do |key, value|</text:p>
      <text:p text:style-name="P17"><text:s text:c="2"/>puts "key, value"</text:p>
      <text:p text:style-name="P17">end</text:p>
      <text:p text:style-name="P14"/>
      <text:p text:style-name="P14">def map_over_hash(hash)</text:p>
      <text:p text:style-name="P14"><text:s text:c="4"/>hash.map { |key, value|</text:p>
      <text:p text:style-name="P14"><text:s text:c="8"/>yield(key, value)</text:p>
      <text:p text:style-name="P14"><text:s text:c="4"/>}</text:p>
      <text:p text:style-name="P14">end</text:p>
      <text:p text:style-name="P3"/>
      <text:p text:style-name="P3">While Loops</text:p>
      <text:p text:style-name="P14">x = gets.chomp.to_i</text:p>
      <text:p text:style-name="P14">while x &gt;= 0</text:p>
      <text:p text:style-name="P14"><text:s text:c="2"/>puts x</text:p>
      <text:p text:style-name="P14"><text:s text:c="2"/>x = x - 1</text:p>
      <text:p text:style-name="P14">end</text:p>
      <text:p text:style-name="P3"/>
      <text:p text:style-name="P2">Array adding</text:p>
      <text:p text:style-name="P1">array.push #adds to back</text:p>
      <text:p text:style-name="P1">array.pop</text:p>
      <text:p text:style-name="P1">array.shift #adds to front</text:p>
      <text:p text:style-name="P1">array.unshift</text:p>
      <text:p text:style-name="P2"/>
      <text:p text:style-name="P4">Array printing</text:p>
      <text:p text:style-name="P13">print array.join(" ")</text:p>
      <text:p text:style-name="P15">print array #prints altogether</text:p>
      <text:p text:style-name="P15">puts array #prints line by line</text:p>
      <text:p text:style-name="P2"/>
      <text:p text:style-name="P2">Array interation</text:p>
      <text:p text:style-name="P12"># Iterating through arrays</text:p>
      <text:p text:style-name="P12">c = ["a", "b", "c", "d", "e"]</text:p>
      <text:p text:style-name="P12"/>
      <text:p text:style-name="P12">for val in c</text:p>
      <text:p text:style-name="P12"><text:s text:c="2"/>puts val</text:p>
      <text:p text:style-name="P12">end</text:p>
      <text:p text:style-name="P12"/>
      <text:p text:style-name="P12"><text:soft-page-break/># iterating using .each</text:p>
      <text:p text:style-name="P12"/>
      <text:p text:style-name="P12">c.each do |val|</text:p>
      <text:p text:style-name="P12"><text:s text:c="2"/>puts val * 5</text:p>
      <text:p text:style-name="P12">end</text:p>
      <text:p text:style-name="P12"/>
      <text:p text:style-name="P12">string = "Hello, Awesome CodeCore Students"</text:p>
      <text:p text:style-name="P12">array = []</text:p>
      <text:p text:style-name="P12">test = string.split.each.with_index do |val, index|</text:p>
      <text:p text:style-name="P12"><text:s text:c="2"/>if index.even?</text:p>
      <text:p text:style-name="P12"><text:s text:c="4"/>array &lt;&lt; val.downcase</text:p>
      <text:p text:style-name="P12"><text:s text:c="2"/>else</text:p>
      <text:p text:style-name="P12"><text:s text:c="4"/>array &lt;&lt; val.upcase</text:p>
      <text:p text:style-name="P12"><text:s text:c="2"/>end</text:p>
      <text:p text:style-name="P12">end</text:p>
      <text:p text:style-name="P12"/>
      <text:p text:style-name="P12">puts ""</text:p>
      <text:p text:style-name="P12">print <text:s/>test</text:p>
      <text:p text:style-name="P12"/>
      <text:p text:style-name="P12"/>
      <text:p text:style-name="P12"># looping with .map</text:p>
      <text:p text:style-name="P12"/>
      <text:p text:style-name="P12"># .map will return the array modified but whatever is</text:p>
      <text:p text:style-name="P12"># done in the block. (Unlike .each witch returns the</text:p>
      <text:p text:style-name="P12"># original array)</text:p>
      <text:p text:style-name="P12">array = [1,2,3,4,5]</text:p>
      <text:p text:style-name="P12">array.map do |val|</text:p>
      <text:p text:style-name="P12"><text:s text:c="2"/>val ** 2</text:p>
      <text:p text:style-name="P12">end</text:p>
      <text:p text:style-name="P12"># =&gt; [1,4,9,16,25]</text:p>
      <text:p text:style-name="P12"># array =&gt; [1,2,3,4,5]</text:p>
      <text:p text:style-name="P12"/>
      <text:p text:style-name="P12"># If we want to mutate the original array</text:p>
      <text:p text:style-name="P12"/>
      <text:p text:style-name="P12">array = [1,2,3,4,5]</text:p>
      <text:p text:style-name="P12">array.map! do |val|</text:p>
      <text:p text:style-name="P12"><text:s text:c="2"/>val ** 2</text:p>
      <text:p text:style-name="P12">end</text:p>
      <text:p text:style-name="P12"># =&gt; [1,4,9,16,25]</text:p>
      <text:p text:style-name="P12"># array =&gt; [1,4,9,16,25]</text:p>
      <text:p text:style-name="P12"/>
      <text:p text:style-name="P5">Hashes</text:p>
      <text:p text:style-name="P16"/>
      <text:p text:style-name="P16">movie_with_director = {</text:p>
      <text:p text:style-name="P16"><text:s text:c="2"/>"Star Wars" =&gt; "George Lucas",</text:p>
      <text:p text:style-name="P16"><text:s text:c="2"/>"Avatar" =&gt; "James Cameron",</text:p>
      <text:p text:style-name="P16"><text:s text:c="2"/>"Sixth Sense" =&gt; "M Night Shyamalan"</text:p>
      <text:p text:style-name="P16">}</text:p>
      <text:p text:style-name="P16"/>
      <text:p text:style-name="P16">movie_with_director["Star Wars"]</text:p>
      <text:p text:style-name="P16">movie_with_director["Pulp Fiction"] = "Quentin Tarantino"</text:p>
      <text:p text:style-name="P16"/>
      <text:p text:style-name="P16">movie_with_director</text:p>
      <text:p text:style-name="P16"><text:soft-page-break/># =&gt; {"Star Wars"=&gt;"George Lucas", "Avatar"=&gt;"James Cameron", "Sixth Sense"=&gt;"M Night Shyamalan", "Pulp Fiction"=&gt;"Quentin Tarantino"}</text:p>
      <text:p text:style-name="P16"/>
      <text:p text:style-name="P16"># Return array of hash's keys</text:p>
      <text:p text:style-name="P16">movie_with_director.keys</text:p>
      <text:p text:style-name="P16"># =&gt; ["Star Wars", "Avatar", "Sixth Sense", "Pulp Fiction"]</text:p>
      <text:p text:style-name="P16"/>
      <text:p text:style-name="P16"># Return array of hash's values</text:p>
      <text:p text:style-name="P16">movie_with_director.values</text:p>
      <text:p text:style-name="P16"/>
      <text:p text:style-name="P16"># Iterating over hashes</text:p>
      <text:p text:style-name="P16">movie_with_director.each do |key, value|</text:p>
      <text:p text:style-name="P16"><text:s text:c="2"/>puts "#{key}'s director is #{value}"</text:p>
      <text:p text:style-name="P16">end</text:p>
      <text:p text:style-name="P16"/>
      <text:p text:style-name="P18"># print key values like BC: Richmond, Vancouver</text:p>
      <text:p text:style-name="P16">hash = {"BC"=&gt;["Richmond", "Vancouver"], "Alberta" =&gt; ["Calgary", "Edmonton"]}</text:p>
      <text:p text:style-name="P16">hash.each do |key, value|</text:p>
      <text:p text:style-name="P16"><text:s text:c="4"/>puts "#{key}: #{value.join(',')}"</text:p>
      <text:p text:style-name="P16">end</text:p>
      <text:p text:style-name="P16"/>
      <text:p text:style-name="P6">Functions/Ifs</text:p>
      <text:p text:style-name="P6"/>
      <text:p text:style-name="P6">#checks the type <text:span text:style-name="T5">of thing</text:span></text:p>
      <text:p text:style-name="P25"><text:span text:style-name="T2">def</text:span> whatIsIt(thing)</text:p>
      <text:p text:style-name="P33"><text:span text:style-name="T3"><text:tab/>if</text:span><text:span text:style-name="T4"> [String, Array, Integer].include?(thing.class)</text:span></text:p>
      <text:p text:style-name="P26"><text:tab/><text:tab/>thing.class.to_s</text:p>
      <text:p text:style-name="P29"><text:tab/>else</text:p>
      <text:p text:style-name="P32"><text:tab/>"Something Else"</text:p>
      <text:p text:style-name="P29"><text:tab/>end</text:p>
      <text:p text:style-name="P29">end</text:p>
      <text:p text:style-name="P30"/>
      <text:p text:style-name="P31">#defaults to the second argument</text:p>
      <text:p text:style-name="P27"><text:span text:style-name="T2">def</text:span> multiply(a, b= <text:span text:style-name="T6">1</text:span>)</text:p>
      <text:p text:style-name="P24"><text:tab/>a * b </text:p>
      <text:p text:style-name="P28">end</text:p>
      <text:p text:style-name="P30"/>
      <text:p text:style-name="P6"/>
      <text:p text:style-name="P7"># triple dot notation <text:span text:style-name="T9">is *variable</text:span></text:p>
      <text:p text:style-name="P19">def my_args(first, *args, last)</text:p>
      <text:p text:style-name="P19"><text:tab/>puts("first: #{first}")</text:p>
      <text:p text:style-name="P19"><text:tab/>puts("args: #{args}")</text:p>
      <text:p text:style-name="P19"><text:tab/>puts("last: #{last}")</text:p>
      <text:p text:style-name="P19">end</text:p>
      <text:p text:style-name="P19"/>
      <text:p text:style-name="P7"># reduce() loop takes the first argument in an endless list of args</text:p>
      <text:p text:style-name="P19">def product(*nums)</text:p>
      <text:p text:style-name="P19"><text:s text:c="2"/># reduce can take an optional argument for the</text:p>
      <text:p text:style-name="P19"><text:s text:c="2"/># initial value. If not given, it will take</text:p>
      <text:p text:style-name="P19"><text:s text:c="2"/># the first list element as the initial value</text:p>
      <text:p text:style-name="P19"><text:s text:c="2"/>nums.reduce(1) do |accumulator, num|</text:p>
      <text:p text:style-name="P19"><text:s text:c="4"/># In reduce, on the first iteration, accumulator</text:p>
      <text:p text:style-name="P19"><text:soft-page-break/><text:s text:c="4"/># is the initial value, 1 in this case.</text:p>
      <text:p text:style-name="P19"><text:s text:c="4"/>accumulator * num</text:p>
      <text:p text:style-name="P19"><text:s text:c="4"/># In the followung iterations, accumulator will be</text:p>
      <text:p text:style-name="P19"><text:s text:c="4"/># the return of the previous iteration.</text:p>
      <text:p text:style-name="P19"><text:s text:c="2"/>end</text:p>
      <text:p text:style-name="P19">end</text:p>
      <text:p text:style-name="P19"/>
      <text:p text:style-name="P8">#Splat</text:p>
      <text:p text:style-name="P19">product(1,2,3,4) # =&gt; 24</text:p>
      <text:p text:style-name="P19"># <text:s/>splat can also be used to spread an array of values</text:p>
      <text:p text:style-name="P19"># as arguments</text:p>
      <text:p text:style-name="P19">product(*[3, 3, 3]) # =&gt; 27</text:p>
      <text:p text:style-name="P19"># product(3, 3, 3)</text:p>
      <text:p text:style-name="P19"/>
      <text:p text:style-name="P19"># Without using reduce, similar functionality</text:p>
      <text:p text:style-name="P19">def multiply(a, *b)</text:p>
      <text:p text:style-name="P19"><text:s text:c="2"/>result = a</text:p>
      <text:p text:style-name="P19"><text:s text:c="2"/>b.each {|x| result *= x}</text:p>
      <text:p text:style-name="P19"><text:s text:c="2"/>result</text:p>
      <text:p text:style-name="P19">end</text:p>
      <text:p text:style-name="P19"/>
      <text:p text:style-name="P9">Anonymous functions (Lambda)</text:p>
      <text:p text:style-name="P20">#anonymys functions (also called lambda) used in callback as methods cannot be called</text:p>
      <text:p text:style-name="P20"># must use the &amp; symbol in front</text:p>
      <text:p text:style-name="P34"/>
      <text:p text:style-name="P34">power_2 = -&gt;<text:span text:style-name="T7">(</text:span>n<text:span text:style-name="T7">)</text:span> <text:span text:style-name="T7">{</text:span> n ** <text:span text:style-name="T8">2</text:span> <text:span text:style-name="T7">}</text:span></text:p>
      <text:p text:style-name="P34">map<text:span text:style-name="T7">([</text:span><text:span text:style-name="T8">1</text:span><text:span text:style-name="T7">,</text:span><text:span text:style-name="T8">2</text:span><text:span text:style-name="T7">,</text:span><text:span text:style-name="T8">3</text:span><text:span text:style-name="T7">,</text:span><text:span text:style-name="T8">4</text:span><text:span text:style-name="T7">,</text:span><text:span text:style-name="T8">5</text:span><text:span text:style-name="T7">],</text:span> &amp;power_2<text:span text:style-name="T7">)</text:span></text:p>
      <text:p text:style-name="P20"/>
      <text:p text:style-name="P21">Default arg values</text:p>
      <text:p text:style-name="P21"/>
      <text:p text:style-name="P20">def add(first: 0, second: 1)</text:p>
      <text:p text:style-name="P20"><text:s text:c="2"/>first + second</text:p>
      <text:p text:style-name="P20">end</text:p>
      <text:p text:style-name="P20"/>
      <text:p text:style-name="P20">add(first: 10) # =&gt; 11</text:p>
      <text:p text:style-name="P20">add(second: 20) # =&gt; 20</text:p>
      <text:p text:style-name="P20">add(first: 10, second: 20) # =&gt; 30</text:p>
      <text:p text:style-name="P20"/>
      <text:p text:style-name="P9">Hash looping</text:p>
      <text:p text:style-name="P9"/>
      <text:p text:style-name="P21">numbers = {</text:p>
      <text:p text:style-name="P21"><text:s text:c="2"/>1 =&gt; "one",</text:p>
      <text:p text:style-name="P21"><text:s text:c="2"/>2 =&gt; "two",</text:p>
      <text:p text:style-name="P21"><text:s text:c="2"/>3 =&gt; "three",</text:p>
      <text:p text:style-name="P21"><text:s text:c="2"/>4 =&gt; "four",</text:p>
      <text:p text:style-name="P21"><text:s text:c="2"/>5 =&gt; "five"</text:p>
      <text:p text:style-name="P21">}</text:p>
      <text:p text:style-name="P21"/>
      <text:p text:style-name="P21">numbers.each do |number, number_name|</text:p>
      <text:p text:style-name="P21"><text:s text:c="2"/># When usng define_method, the first argument is</text:p>
      <text:p text:style-name="P21"><text:s text:c="2"/># the name of the method that is being defined.</text:p>
      <text:p text:style-name="P21"><text:s text:c="2"/># (as a symbol or a string)</text:p>
      <text:p text:style-name="P21"><text:s text:c="2"/># The body of the method is the block that is passed</text:p>
      <text:p text:style-name="P21"><text:soft-page-break/><text:s text:c="2"/># to define_method</text:p>
      <text:p text:style-name="P21"><text:s text:c="2"/>define_method(number_name) do</text:p>
      <text:p text:style-name="P21"><text:s text:c="4"/>number</text:p>
      <text:p text:style-name="P21"><text:s text:c="2"/>end</text:p>
      <text:p text:style-name="P21">end </text:p>
      <text:p text:style-name="P21"/>
      <text:p text:style-name="P9"/>
      <text:p text:style-name="P10">Tenerary operators</text:p>
      <text:p text:style-name="P22"/>
      <text:p text:style-name="P22">x = x &gt; 10 ? "Big number" : "Little number"</text:p>
      <text:p text:style-name="P22"># Equivalent to:</text:p>
      <text:p text:style-name="P22"/>
      <text:p text:style-name="P22">if x &gt; 10</text:p>
      <text:p text:style-name="P22"><text:s text:c="2"/>"Big number"</text:p>
      <text:p text:style-name="P22">else</text:p>
      <text:p text:style-name="P22"><text:s text:c="2"/>"Little number"</text:p>
      <text:p text:style-name="P22">end</text:p>
      <text:p text:style-name="P22"/>
      <text:p text:style-name="P11">Switch-Case </text:p>
      <text:p text:style-name="P23">puts "Hello there, please enter a language: "</text:p>
      <text:p text:style-name="P23">language = gets.chomp</text:p>
      <text:p text:style-name="P23"/>
      <text:p text:style-name="P23">case language</text:p>
      <text:p text:style-name="P23">when "English"</text:p>
      <text:p text:style-name="P23"><text:s text:c="2"/>puts "Hello"</text:p>
      <text:p text:style-name="P23">when "French"</text:p>
      <text:p text:style-name="P23"><text:s text:c="2"/>puts "Bonjour"</text:p>
      <text:p text:style-name="P23">when "Spanish"</text:p>
      <text:p text:style-name="P23"><text:s text:c="2"/>puts "Hola"</text:p>
      <text:p text:style-name="P23">else</text:p>
      <text:p text:style-name="P23"><text:s text:c="2"/>puts "I don't know how to say hello to you, sorry."</text:p>
      <text:p text:style-name="P23">end</text:p>
      <text:p text:style-name="P23"/>
      <text:p text:style-name="P38">Classes</text:p>
      <text:p text:style-name="P44"># Creating a class</text:p>
      <text:p text:style-name="P48"/>
      <text:p text:style-name="P43"># Use the keyword class to create a class.</text:p>
      <text:p text:style-name="P43"># We name classes following PascalCase style.</text:p>
      <text:p text:style-name="P41"><text:span text:style-name="T2">class</text:span> Cookie</text:p>
      <text:p text:style-name="P48"/>
      <text:p text:style-name="P43"># Declare class variables by prefixing a word with '@@'.</text:p>
      <text:p text:style-name="P43"># A class variable is accessible by all class and instance</text:p>
      <text:p text:style-name="P43"># methods. It is shared across all instances, so changing it</text:p>
      <text:p text:style-name="P43"># in one instance will change it for all other instances.</text:p>
      <text:p text:style-name="P41">@@color = <text:span text:style-name="T11">"Brown"</text:span></text:p>
      <text:p text:style-name="P48"/>
      <text:p text:style-name="P43"># The initialize method is a special method</text:p>
      <text:p text:style-name="P43"># that is called when a class is instantiated.</text:p>
      <text:p text:style-name="P41"><text:span text:style-name="T2">def</text:span> initialize(sugar, flour)</text:p>
      <text:p text:style-name="P41">puts <text:span text:style-name="T11">"in the initialize method."</text:span></text:p>
      <text:p text:style-name="P43"># Create an instance variable by prefixing</text:p>
      <text:p text:style-name="P43"><text:soft-page-break/># the name of the variable with the '@' symbol</text:p>
      <text:p text:style-name="P48"/>
      <text:p text:style-name="P43"># An instance variable is scoped to the body of</text:p>
      <text:p text:style-name="P43"># the class and an instance. It useable bu all</text:p>
      <text:p text:style-name="P43"># instance methods including private methods of</text:p>
      <text:p text:style-name="P43"># the class.</text:p>
      <text:p text:style-name="P43"># Every instance of a class, gets its own set of</text:p>
      <text:p text:style-name="P43"># instance variables.</text:p>
      <text:p text:style-name="P41">@sugar = sugar</text:p>
      <text:p text:style-name="P41">@flour = flour</text:p>
      <text:p text:style-name="P46">end</text:p>
      <text:p text:style-name="P48"/>
      <text:p text:style-name="P43"># This is a getter method</text:p>
      <text:p text:style-name="P43"># It reads the value of an instance variable.</text:p>
      <text:p text:style-name="P43"># def sugar</text:p>
      <text:p text:style-name="P43"># @sugar</text:p>
      <text:p text:style-name="P43"># end</text:p>
      <text:p text:style-name="P43"># The following method will create the method above</text:p>
      <text:p text:style-name="P43"># to read the @sugar instance variable</text:p>
      <text:p text:style-name="P41">attr_reader <text:span text:style-name="T11">:sugar</text:span>, <text:span text:style-name="T11">:flour</text:span></text:p>
      <text:p text:style-name="P48"/>
      <text:p text:style-name="P43"># This is a setter method</text:p>
      <text:p text:style-name="P43"># It sets the value of an instance variable</text:p>
      <text:p text:style-name="P43"># i.e. c.sugar = 10</text:p>
      <text:p text:style-name="P43"># def sugar=(qty)</text:p>
      <text:p text:style-name="P43"># @sugar = qty</text:p>
      <text:p text:style-name="P43"># end</text:p>
      <text:p text:style-name="P43"># The following method will create the method above</text:p>
      <text:p text:style-name="P43"># to create a setter for the @sugar instance variable</text:p>
      <text:p text:style-name="P41">attr_writer(<text:span text:style-name="T11">:sugar</text:span>, <text:span text:style-name="T11">:flour</text:span>)</text:p>
      <text:p text:style-name="P48"/>
      <text:p text:style-name="P43"># To create a getter and setter, all at once, for an</text:p>
      <text:p text:style-name="P43"># instance variable. Use:</text:p>
      <text:p text:style-name="P43"># attr_accessor(:sugar, :flour)</text:p>
      <text:p text:style-name="P48"/>
      <text:p text:style-name="P43"># Define instance methods for a class by</text:p>
      <text:p text:style-name="P43"># writing the method within the class body.</text:p>
      <text:p text:style-name="P41"><text:span text:style-name="T2">def</text:span> eat</text:p>
      <text:p text:style-name="P41">bake</text:p>
      <text:p text:style-name="P47">"Nom, nom nom."</text:p>
      <text:p text:style-name="P46">end</text:p>
      <text:p text:style-name="P48"/>
      <text:p text:style-name="P43"># To create a class method, prefix the method name</text:p>
      <text:p text:style-name="P43"># with 'self.'. A class method can only be called</text:p>
      <text:p text:style-name="P43"># on the class and not instances of the class.</text:p>
      <text:p text:style-name="P41"><text:span text:style-name="T2">def</text:span> <text:span text:style-name="T2">self</text:span>.info</text:p>
      <text:p text:style-name="P41">puts <text:span text:style-name="T11">"I'm in the Cookie class!"</text:span></text:p>
      <text:p text:style-name="P46"><text:soft-page-break/>end</text:p>
      <text:p text:style-name="P48"/>
      <text:p text:style-name="P43"># Any method delcared after the keyword 'private'</text:p>
      <text:p text:style-name="P43"># in a class, becomes a private method.</text:p>
      <text:p text:style-name="P43"># Private methods can only be used in the body of</text:p>
      <text:p text:style-name="P43"># a class. They can't be called as instance methods</text:p>
      <text:p text:style-name="P43"># of the class' instance.</text:p>
      <text:p text:style-name="P41">private</text:p>
      <text:p text:style-name="P48"/>
      <text:p text:style-name="P41"><text:span text:style-name="T2">def</text:span> bake</text:p>
      <text:p text:style-name="P41">puts <text:span text:style-name="T11">"baking the cookie"</text:span></text:p>
      <text:p text:style-name="P46">end</text:p>
      <text:p text:style-name="P46">end</text:p>
      <text:p text:style-name="P48"/>
      <text:p text:style-name="P41">c = Cookie.new</text:p>
      <text:p text:style-name="P41">c.eat</text:p>
      <text:p text:style-name="P41">c.bake <text:span text:style-name="T12"># this will give an error private method `bake'</text:span></text:p>
      <text:p text:style-name="P43"># called for #&lt;Cookie:0x00007fb962954610&gt;</text:p>
      <text:p text:style-name="P43"># (NoMethodError)</text:p>
      <text:p text:style-name="P43"># info is a class method 'def self.info'</text:p>
      <text:p text:style-name="P41">Cookie.info <text:span text:style-name="T12"># =&gt; "I'm in the Cookie class!"</text:span></text:p>
      <text:p text:style-name="P41">c.info <text:span text:style-name="T12"># =&gt; undefined method error.</text:span></text:p>
      <text:p text:style-name="P48"/>
      <text:p text:style-name="P43"># Once we have defined a getter</text:p>
      <text:p text:style-name="P41">c.sugar <text:span text:style-name="T12"># =&gt; returns @sugar for a given instance</text:span></text:p>
      <text:p text:style-name="P41">c.flour <text:span text:style-name="T12"># =&gt; returns @flour for a given instance</text:span></text:p>
      <text:p text:style-name="P48"/>
      <text:p text:style-name="P43"># 'hello'.eat</text:p>
      <text:p text:style-name="P43"># will throw an error because these methods</text:p>
      <text:p text:style-name="P43"># have only been defined on the Cookie class.</text:p>
      <text:p text:style-name="P48"/>
      <text:p text:style-name="P43"># Global variables</text:p>
      <text:p text:style-name="P48"/>
      <text:p text:style-name="P43"># Prefix any word with $ to create a global variable.</text:p>
      <text:p text:style-name="P43"># 98% of the time don't use global variables. Variables</text:p>
      <text:p text:style-name="P43"># should always use the minimum scope that is needed.</text:p>
      <text:p text:style-name="P41">$domain = <text:span text:style-name="T11">"http://raise.hell"</text:span></text:p>
      <text:p text:style-name="P41"/>
      <text:p text:style-name="P38"/>
      <text:p text:style-name="P39">class inheritence</text:p>
      <text:p text:style-name="P45"><text:span text:style-name="T11"/></text:p>
      <text:p text:style-name="P41"><text:span text:style-name="T2">class</text:span> Oreo &lt; Cookie</text:p>
      <text:p text:style-name="P48"/>
      <text:p text:style-name="P41"><text:span text:style-name="T2">def</text:span> eat</text:p>
      <text:p text:style-name="P43"># Use super to call the same named method in the super class</text:p>
      <text:p text:style-name="P43"># In this case, it will call the eat method from the</text:p>
      <text:p text:style-name="P43"># Cookie class.</text:p>
      <text:p text:style-name="P46">Super <text:span text:style-name="T13">#super calls the same method in the parent</text:span></text:p>
      <text:p text:style-name="P41"><text:soft-page-break/>puts <text:span text:style-name="T11">"split it into two and eat it."</text:span></text:p>
      <text:p text:style-name="P46">end</text:p>
      <text:p text:style-name="P48"/>
      <text:p text:style-name="P46">end</text:p>
      <text:p text:style-name="P41"/>
      <text:p text:style-name="P39"/>
      <text:p text:style-name="P40">Check type and error handling</text:p>
      <text:p text:style-name="P40"/>
      <text:p text:style-name="P42"><text:span text:style-name="T2">unless</text:span> cookie.is_a? Cookie</text:p>
      <text:p text:style-name="P41">raise ArgumentError.new(<text:span text:style-name="T11">"Must be a cookie"</text:span>)</text:p>
      <text:p text:style-name="P46">end</text:p>
      <text:p text:style-name="P40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13:58.168563945</meta:creation-date>
    <dc:date>2019-02-13T11:55:40.123319717</dc:date>
    <meta:editing-duration>PT10H52M56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8" meta:paragraph-count="292" meta:word-count="1291" meta:character-count="7293" meta:non-whitespace-character-count="6139"/>
  </office:meta>
</office:document-meta>
</file>